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19.301cm" svg:y="11.50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7.737cm" svg:y="23.93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=36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p, торр*10^-4</text:p>
          </table:table-cell>
          <table:table-cell/>
          <table:table-cell office:value-type="string" calcext:value-type="string">
            <text:p>0=37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p, торр*10^-4</text:p>
          </table:table-cell>
          <table:table-cell office:value-type="string" calcext:value-type="string">
            <text:p>ln(p-p_пр)/(p_0-p_пр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2]+3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E2]-28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formula="of:=LN(([.G2]-0.81)/(6.8-0.8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3]+3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E3]-28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LN(([.G3]-0.81)/(6.8-0.81))" office:value-type="float" office:value="-0.0168354144638626" calcext:value-type="float">
            <text:p>-0,016835414463862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4]+3"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E4]-28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formula="of:=LN(([.G4]-0.81)/(6.8-0.81))" office:value-type="float" office:value="-0.0513811639891186" calcext:value-type="float">
            <text:p>-0,051381163989118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5]+3"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E5]-28"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table:formula="of:=LN(([.G5]-0.81)/(6.8-0.81))" office:value-type="float" office:value="-0.105546027206452" calcext:value-type="float">
            <text:p>-0,10554602720645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6]+3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6]-28" office:value-type="float" office:value="2" calcext:value-type="float">
            <text:p>2</text:p>
          </table:table-cell>
          <table:table-cell office:value-type="float" office:value="5.8" calcext:value-type="float">
            <text:p>5,8</text:p>
          </table:table-cell>
          <table:table-cell table:formula="of:=LN(([.G6]-0.81)/(6.8-0.81))" office:value-type="float" office:value="-0.182655502363931" calcext:value-type="float">
            <text:p>-0,18265550236393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7]+3"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7]-28" office:value-type="float" office:value="2" calcext:value-type="float">
            <text:p>2</text:p>
          </table:table-cell>
          <table:table-cell office:value-type="float" office:value="5.4" calcext:value-type="float">
            <text:p>5,4</text:p>
          </table:table-cell>
          <table:table-cell table:formula="of:=LN(([.G7]-0.81)/(6.8-0.81))" office:value-type="float" office:value="-0.266211388054904" calcext:value-type="float">
            <text:p>-0,2662113880549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]+3"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8]-2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LN(([.G8]-0.81)/(6.8-0.81))" office:value-type="float" office:value="-0.357390678193312" calcext:value-type="float">
            <text:p>-0,3573906781933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]+3" office:value-type="float" office:value="2" calcext:value-type="float">
            <text:p>2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9]-28"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formula="of:=LN(([.G9]-0.81)/(6.8-0.81))" office:value-type="float" office:value="-0.484464954074922" calcext:value-type="float">
            <text:p>-0,484464954074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+3"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10]-2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N(([.G10]-0.81)/(6.8-0.81))" office:value-type="float" office:value="-0.630070495330605" calcext:value-type="float">
            <text:p>-0,63007049533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11]-28"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table:formula="of:=LN(([.G11]-0.81)/(6.8-0.81))" office:value-type="float" office:value="-0.764049816294084" calcext:value-type="float">
            <text:p>-0,764049816294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3"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12]-28"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formula="of:=LN(([.G12]-0.81)/(6.8-0.81))" office:value-type="float" office:value="-0.877808701650742" calcext:value-type="float">
            <text:p>-0,87780870165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+3" office:value-type="float" office:value="5" calcext:value-type="float">
            <text:p>5</text:p>
          </table:table-cell>
          <table:table-cell table:formula="of:=[.C12]+0.1" office:value-type="float" office:value="1.2" calcext:value-type="float">
            <text:p>1,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13]-28"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table:formula="of:=LN(([.G13]-0.81)/(6.8-0.81))" office:value-type="float" office:value="-1.05292734615064" calcext:value-type="float">
            <text:p>-1,05292734615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]+3" office:value-type="float" office:value="6" calcext:value-type="float">
            <text:p>6</text:p>
          </table:table-cell>
          <table:table-cell table:formula="of:=[.C13]+0.1" office:value-type="float" office:value="1.3" calcext:value-type="float">
            <text:p>1,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14]-28"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formula="of:=LN(([.G14]-0.81)/(6.8-0.81))" office:value-type="float" office:value="-1.15351458305581" calcext:value-type="float">
            <text:p>-1,15351458305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+3" office:value-type="float" office:value="7" calcext:value-type="float">
            <text:p>7</text:p>
          </table:table-cell>
          <table:table-cell table:formula="of:=[.C14]+0.1" office:value-type="float" office:value="1.4" calcext:value-type="float">
            <text:p>1,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15]-28"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formula="of:=LN(([.G15]-0.81)/(6.8-0.81))" office:value-type="float" office:value="-1.32635739589522" calcext:value-type="float">
            <text:p>-1,32635739589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+3" office:value-type="float" office:value="9" calcext:value-type="float">
            <text:p>9</text:p>
          </table:table-cell>
          <table:table-cell table:formula="of:=[.C15]+0.1" office:value-type="float" office:value="1.5" calcext:value-type="float">
            <text:p>1,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16]-28"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formula="of:=LN(([.G16]-0.81)/(6.8-0.81))" office:value-type="float" office:value="-1.39131529216999" calcext:value-type="float">
            <text:p>-1,39131529216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7]+3" office:value-type="float" office:value="10" calcext:value-type="float">
            <text:p>10</text:p>
          </table:table-cell>
          <table:table-cell table:formula="of:=[.C16]+0.1" office:value-type="float" office:value="1.6" calcext:value-type="float">
            <text:p>1,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17]-28" office:value-type="float" office:value="7" calcext:value-type="float">
            <text:p>7</text:p>
          </table:table-cell>
          <table:table-cell office:value-type="float" office:value="2.1" calcext:value-type="float">
            <text:p>2,1</text:p>
          </table:table-cell>
          <table:table-cell table:formula="of:=LN(([.G17]-0.81)/(6.8-0.81))" office:value-type="float" office:value="-1.53544919375378" calcext:value-type="float">
            <text:p>-1,53544919375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8]+3" office:value-type="float" office:value="11" calcext:value-type="float">
            <text:p>11</text:p>
          </table:table-cell>
          <table:table-cell table:formula="of:=[.C17]+0.1" office:value-type="float" office:value="1.7" calcext:value-type="float">
            <text:p>1,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18]-28"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table:formula="of:=LN(([.G18]-0.81)/(6.8-0.81))" office:value-type="float" office:value="-1.70391371588631" calcext:value-type="float">
            <text:p>-1,703913715886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9]+3" office:value-type="float" office:value="12" calcext:value-type="float">
            <text:p>12</text:p>
          </table:table-cell>
          <table:table-cell table:formula="of:=[.C18]+0.1"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19]-28" office:value-type="float" office:value="8" calcext:value-type="float">
            <text:p>8</text:p>
          </table:table-cell>
          <table:table-cell office:value-type="float" office:value="1.8" calcext:value-type="float">
            <text:p>1,8</text:p>
          </table:table-cell>
          <table:table-cell table:formula="of:=LN(([.G19]-0.81)/(6.8-0.81))" office:value-type="float" office:value="-1.80014174798086" calcext:value-type="float">
            <text:p>-1,80014174798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+3" office:value-type="float" office:value="13" calcext:value-type="float">
            <text:p>13</text:p>
          </table:table-cell>
          <table:table-cell table:formula="of:=[.C19]+0.1" office:value-type="float" office:value="1.9" calcext:value-type="float">
            <text:p>1,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E20]-28"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formula="of:=LN(([.G20]-0.81)/(6.8-0.81))" office:value-type="float" office:value="-1.90662522838331" calcext:value-type="float">
            <text:p>-1,90662522838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1]+3" office:value-type="float" office:value="15" calcext:value-type="float">
            <text:p>15</text:p>
          </table:table-cell>
          <table:table-cell table:formula="of:=[.C20]+0.1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E21]-28" office:value-type="float" office:value="9" calcext:value-type="float">
            <text:p>9</text:p>
          </table:table-cell>
          <table:table-cell office:value-type="float" office:value="1.6" calcext:value-type="float">
            <text:p>1,6</text:p>
          </table:table-cell>
          <table:table-cell table:formula="of:=LN(([.G21]-0.81)/(6.8-0.81))" office:value-type="float" office:value="-2.02581374564843" calcext:value-type="float">
            <text:p>-2,02581374564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2]+3" office:value-type="float" office:value="16" calcext:value-type="float">
            <text:p>16</text:p>
          </table:table-cell>
          <table:table-cell table:formula="of:=[.C21]+0.1" office:value-type="float" office:value="2.1" calcext:value-type="float">
            <text:p>2,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E22]-28"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formula="of:=LN(([.G22]-0.81)/(6.8-0.81))" office:value-type="float" office:value="-2.16115509351819" calcext:value-type="float">
            <text:p>-2,16115509351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3]+3" office:value-type="float" office:value="17" calcext:value-type="float">
            <text:p>17</text:p>
          </table:table-cell>
          <table:table-cell table:formula="of:=[.C22]+0.1" office:value-type="float" office:value="2.2" calcext:value-type="float">
            <text:p>2,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23]-28"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 table:formula="of:=LN(([.G23]-0.81)/(6.8-0.81))" office:value-type="float" office:value="-2.31772415420973" calcext:value-type="float">
            <text:p>-2,317724154209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4]+3" office:value-type="float" office:value="18" calcext:value-type="float">
            <text:p>18</text:p>
          </table:table-cell>
          <table:table-cell table:formula="of:=[.C23]+0.1" office:value-type="float" office:value="2.3" calcext:value-type="float">
            <text:p>2,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24]-28"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formula="of:=LN(([.G24]-0.81)/(6.8-0.81))" office:value-type="float" office:value="-2.50344130000482" calcext:value-type="float">
            <text:p>-2,50344130000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5]+3" office:value-type="float" office:value="20" calcext:value-type="float">
            <text:p>20</text:p>
          </table:table-cell>
          <table:table-cell table:formula="of:=[.C24]+0.1" office:value-type="float" office:value="2.4" calcext:value-type="float">
            <text:p>2,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E25]-28"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formula="of:=LN(([.G25]-0.81)/(6.8-0.81))" office:value-type="float" office:value="-2.7316999519858" calcext:value-type="float">
            <text:p>-2,73169995198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6]+3" office:value-type="float" office:value="21" calcext:value-type="float">
            <text:p>21</text:p>
          </table:table-cell>
          <table:table-cell table:formula="of:=[.C25]+0.1" office:value-type="float" office:value="2.5" calcext:value-type="float">
            <text:p>2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E26]-28" office:value-type="float" office:value="14" calcext:value-type="float">
            <text:p>14</text:p>
          </table:table-cell>
          <table:table-cell office:value-type="float" office:value="1.1" calcext:value-type="float">
            <text:p>1,1</text:p>
          </table:table-cell>
          <table:table-cell table:formula="of:=LN(([.G26]-0.81)/(6.8-0.81))" office:value-type="float" office:value="-3.02796576812897" calcext:value-type="float">
            <text:p>-3,027965768128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7]+3" office:value-type="float" office:value="22" calcext:value-type="float">
            <text:p>22</text:p>
          </table:table-cell>
          <table:table-cell table:formula="of:=[.C26]+0.1" office:value-type="float" office:value="2.6" calcext:value-type="float">
            <text:p>2,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27]-2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LN(([.G27]-0.81)/(6.8-0.81))" office:value-type="float" office:value="-3.45082261894901" calcext:value-type="float">
            <text:p>-3,450822618949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8]+3" office:value-type="float" office:value="24" calcext:value-type="float">
            <text:p>24</text:p>
          </table:table-cell>
          <table:table-cell table:formula="of:=[.C27]+0.1" office:value-type="float" office:value="2.7" calcext:value-type="float">
            <text:p>2,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E28]-28" office:value-type="float" office:value="17" calcext:value-type="float">
            <text:p>17</text:p>
          </table:table-cell>
          <table:table-cell office:value-type="float" office:value="0.99" calcext:value-type="float">
            <text:p>0,99</text:p>
          </table:table-cell>
          <table:table-cell table:formula="of:=LN(([.G28]-0.81)/(6.8-0.81))" office:value-type="float" office:value="-3.50488984021929" calcext:value-type="float">
            <text:p>-3,504889840219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9]+3" office:value-type="float" office:value="26" calcext:value-type="float">
            <text:p>26</text:p>
          </table:table-cell>
          <table:table-cell table:formula="of:=[.C28]+0.1" office:value-type="float" office:value="2.8" calcext:value-type="float">
            <text:p>2,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E29]-28" office:value-type="float" office:value="17" calcext:value-type="float">
            <text:p>17</text:p>
          </table:table-cell>
          <table:table-cell office:value-type="float" office:value="0.97" calcext:value-type="float">
            <text:p>0,97</text:p>
          </table:table-cell>
          <table:table-cell table:formula="of:=LN(([.G29]-0.81)/(6.8-0.81))" office:value-type="float" office:value="-3.62267287587567" calcext:value-type="float">
            <text:p>-3,62267287587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0]+3" office:value-type="float" office:value="27" calcext:value-type="float">
            <text:p>27</text:p>
          </table:table-cell>
          <table:table-cell table:formula="of:=[.C29]+0.1" office:value-type="float" office:value="2.9" calcext:value-type="float">
            <text:p>2,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E30]-28" office:value-type="float" office:value="18" calcext:value-type="float">
            <text:p>18</text:p>
          </table:table-cell>
          <table:table-cell office:value-type="float" office:value="0.96" calcext:value-type="float">
            <text:p>0,96</text:p>
          </table:table-cell>
          <table:table-cell table:formula="of:=LN(([.G30]-0.81)/(6.8-0.81))" office:value-type="float" office:value="-3.68721139701324" calcext:value-type="float">
            <text:p>-3,687211397013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1]+3" office:value-type="float" office:value="28" calcext:value-type="float">
            <text:p>28</text:p>
          </table:table-cell>
          <table:table-cell table:formula="of:=[.C30]+0.1"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E31]-28" office:value-type="float" office:value="18" calcext:value-type="float">
            <text:p>18</text:p>
          </table:table-cell>
          <table:table-cell office:value-type="float" office:value="0.95" calcext:value-type="float">
            <text:p>0,95</text:p>
          </table:table-cell>
          <table:table-cell table:formula="of:=LN(([.G31]-0.81)/(6.8-0.81))" office:value-type="float" office:value="-3.75620426850019" calcext:value-type="float">
            <text:p>-3,75620426850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2]+3" office:value-type="float" office:value="29" calcext:value-type="float">
            <text:p>29</text:p>
          </table:table-cell>
          <table:table-cell table:formula="of:=[.C31]+0.1" office:value-type="float" office:value="3.1" calcext:value-type="float">
            <text:p>3,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E32]-28" office:value-type="float" office:value="19" calcext:value-type="float">
            <text:p>19</text:p>
          </table:table-cell>
          <table:table-cell table:formula="of:=[.G31]-0.01" office:value-type="float" office:value="0.94" calcext:value-type="float">
            <text:p>0,94</text:p>
          </table:table-cell>
          <table:table-cell table:formula="of:=LN(([.G32]-0.81)/(6.8-0.81))" office:value-type="float" office:value="-3.83031224065391" calcext:value-type="float">
            <text:p>-3,830312240653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]+3" office:value-type="float" office:value="31" calcext:value-type="float">
            <text:p>31</text:p>
          </table:table-cell>
          <table:table-cell table:formula="of:=[.C32]+0.1" office:value-type="float" office:value="3.2" calcext:value-type="float">
            <text:p>3,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E33]-28" office:value-type="float" office:value="19" calcext:value-type="float">
            <text:p>19</text:p>
          </table:table-cell>
          <table:table-cell table:formula="of:=[.G32]-0.01" office:value-type="float" office:value="0.93" calcext:value-type="float">
            <text:p>0,93</text:p>
          </table:table-cell>
          <table:table-cell table:formula="of:=LN(([.G33]-0.81)/(6.8-0.81))" office:value-type="float" office:value="-3.91035494832745" calcext:value-type="float">
            <text:p>-3,910354948327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]+3" office:value-type="float" office:value="32" calcext:value-type="float">
            <text:p>32</text:p>
          </table:table-cell>
          <table:table-cell table:formula="of:=[.C33]+0.1" office:value-type="float" office:value="3.3" calcext:value-type="float">
            <text:p>3,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34]-28" office:value-type="float" office:value="20" calcext:value-type="float">
            <text:p>20</text:p>
          </table:table-cell>
          <table:table-cell table:formula="of:=[.G33]-0.01" office:value-type="float" office:value="0.92" calcext:value-type="float">
            <text:p>0,92</text:p>
          </table:table-cell>
          <table:table-cell table:formula="of:=LN(([.G34]-0.81)/(6.8-0.81))" office:value-type="float" office:value="-3.99736632531708" calcext:value-type="float">
            <text:p>-3,997366325317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]+3" office:value-type="float" office:value="34" calcext:value-type="float">
            <text:p>34</text:p>
          </table:table-cell>
          <table:table-cell table:formula="of:=[.C34]+0.1" office:value-type="float" office:value="3.4" calcext:value-type="float">
            <text:p>3,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35]-28" office:value-type="float" office:value="20" calcext:value-type="float">
            <text:p>20</text:p>
          </table:table-cell>
          <table:table-cell table:formula="of:=[.G34]-0.01" office:value-type="float" office:value="0.91" calcext:value-type="float">
            <text:p>0,91</text:p>
          </table:table-cell>
          <table:table-cell table:formula="of:=LN(([.G35]-0.81)/(6.8-0.81))" office:value-type="float" office:value="-4.09267650512141" calcext:value-type="float">
            <text:p>-4,092676505121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6]+3" office:value-type="float" office:value="35" calcext:value-type="float">
            <text:p>35</text:p>
          </table:table-cell>
          <table:table-cell table:formula="of:=[.C35]+0.1" office:value-type="float" office:value="3.5" calcext:value-type="float">
            <text:p>3,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E36]-28" office:value-type="float" office:value="21" calcext:value-type="float">
            <text:p>21</text:p>
          </table:table-cell>
          <table:table-cell table:formula="of:=[.G35]-0.01" office:value-type="float" office:value="0.9" calcext:value-type="float">
            <text:p>0,9</text:p>
          </table:table-cell>
          <table:table-cell table:formula="of:=LN(([.G36]-0.81)/(6.8-0.81))" office:value-type="float" office:value="-4.19803702077923" calcext:value-type="float">
            <text:p>-4,19803702077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7]+3" office:value-type="float" office:value="36" calcext:value-type="float">
            <text:p>36</text:p>
          </table:table-cell>
          <table:table-cell table:formula="of:=[.C36]+0.1" office:value-type="float" office:value="3.6" calcext:value-type="float">
            <text:p>3,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37]-28" office:value-type="float" office:value="22" calcext:value-type="float">
            <text:p>22</text:p>
          </table:table-cell>
          <table:table-cell table:formula="of:=[.G36]-0.01" office:value-type="float" office:value="0.89" calcext:value-type="float">
            <text:p>0,89</text:p>
          </table:table-cell>
          <table:table-cell table:formula="of:=LN(([.G37]-0.81)/(6.8-0.81))" office:value-type="float" office:value="-4.31582005643562" calcext:value-type="float">
            <text:p>-4,315820056435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+3" office:value-type="float" office:value="38" calcext:value-type="float">
            <text:p>38</text:p>
          </table:table-cell>
          <table:table-cell table:formula="of:=[.C37]+0.1" office:value-type="float" office:value="3.7" calcext:value-type="float">
            <text:p>3,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38]-28" office:value-type="float" office:value="22" calcext:value-type="float">
            <text:p>22</text:p>
          </table:table-cell>
          <table:table-cell table:formula="of:=[.G37]-0.01" office:value-type="float" office:value="0.88" calcext:value-type="float">
            <text:p>0,88</text:p>
          </table:table-cell>
          <table:table-cell table:formula="of:=LN(([.G38]-0.81)/(6.8-0.81))" office:value-type="float" office:value="-4.44935144906014" calcext:value-type="float">
            <text:p>-4,449351449060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+3" office:value-type="float" office:value="39" calcext:value-type="float">
            <text:p>39</text:p>
          </table:table-cell>
          <table:table-cell table:formula="of:=[.C38]+0.1" office:value-type="float" office:value="3.8" calcext:value-type="float">
            <text:p>3,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E39]-28" office:value-type="float" office:value="24" calcext:value-type="float">
            <text:p>24</text:p>
          </table:table-cell>
          <table:table-cell table:formula="of:=[.G38]-0.01" office:value-type="float" office:value="0.87" calcext:value-type="float">
            <text:p>0,87</text:p>
          </table:table-cell>
          <table:table-cell table:formula="of:=LN(([.G39]-0.81)/(6.8-0.81))" office:value-type="float" office:value="-4.6035021288874" calcext:value-type="float">
            <text:p>-4,60350212888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+3" office:value-type="float" office:value="41" calcext:value-type="float">
            <text:p>41</text:p>
          </table:table-cell>
          <table:table-cell table:formula="of:=[.C39]+0.1" office:value-type="float" office:value="3.9" calcext:value-type="float">
            <text:p>3,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E40]-28" office:value-type="float" office:value="25" calcext:value-type="float">
            <text:p>25</text:p>
          </table:table-cell>
          <table:table-cell table:formula="of:=[.G39]-0.01" office:value-type="float" office:value="0.86" calcext:value-type="float">
            <text:p>0,86</text:p>
          </table:table-cell>
          <table:table-cell table:formula="of:=LN(([.G40]-0.81)/(6.8-0.81))" office:value-type="float" office:value="-4.78582368568135" calcext:value-type="float">
            <text:p>-4,785823685681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+3" office:value-type="float" office:value="42" calcext:value-type="float">
            <text:p>42</text:p>
          </table:table-cell>
          <table:table-cell table:formula="of:=[.C40]+0.1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E41]-28" office:value-type="float" office:value="28" calcext:value-type="float">
            <text:p>28</text:p>
          </table:table-cell>
          <table:table-cell table:formula="of:=[.G40]-0.01" office:value-type="float" office:value="0.85" calcext:value-type="float">
            <text:p>0,85</text:p>
          </table:table-cell>
          <table:table-cell table:formula="of:=LN(([.G41]-0.81)/(6.8-0.81))" office:value-type="float" office:value="-5.00896723699556" calcext:value-type="float">
            <text:p>-5,00896723699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+3" office:value-type="float" office:value="44" calcext:value-type="float">
            <text:p>44</text:p>
          </table:table-cell>
          <table:table-cell table:formula="of:=[.C41]+0.1" office:value-type="float" office:value="4.1" calcext:value-type="float">
            <text:p>4,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2]-28" office:value-type="float" office:value="30" calcext:value-type="float">
            <text:p>30</text:p>
          </table:table-cell>
          <table:table-cell table:formula="of:=[.G41]-0.01" office:value-type="float" office:value="0.84" calcext:value-type="float">
            <text:p>0,84</text:p>
          </table:table-cell>
          <table:table-cell table:formula="of:=LN(([.G42]-0.81)/(6.8-0.81))" office:value-type="float" office:value="-5.29664930944735" calcext:value-type="float">
            <text:p>-5,296649309447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+3" office:value-type="float" office:value="45" calcext:value-type="float">
            <text:p>45</text:p>
          </table:table-cell>
          <table:table-cell table:formula="of:=[.C42]+0.1" office:value-type="float" office:value="4.2" calcext:value-type="float">
            <text:p>4,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E43]-28" office:value-type="float" office:value="41" calcext:value-type="float">
            <text:p>41</text:p>
          </table:table-cell>
          <table:table-cell table:formula="of:=[.G42]-0.01" office:value-type="float" office:value="0.83" calcext:value-type="float">
            <text:p>0,83</text:p>
          </table:table-cell>
          <table:table-cell table:formula="of:=LN(([.G43]-0.81)/(6.8-0.81))" office:value-type="float" office:value="-5.70211441755551" calcext:value-type="float">
            <text:p>-5,702114417555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+3" office:value-type="float" office:value="47" calcext:value-type="float">
            <text:p>47</text:p>
          </table:table-cell>
          <table:table-cell table:formula="of:=[.C43]+0.1" office:value-type="float" office:value="4.3" calcext:value-type="float">
            <text:p>4,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E44]-28" office:value-type="float" office:value="66" calcext:value-type="float">
            <text:p>66</text:p>
          </table:table-cell>
          <table:table-cell table:formula="of:=[.G43]-0.01" office:value-type="float" office:value="0.82" calcext:value-type="float">
            <text:p>0,82</text:p>
          </table:table-cell>
          <table:table-cell table:formula="of:=LN(([.G44]-0.81)/(6.8-0.81))" office:value-type="float" office:value="-6.39526159811547" calcext:value-type="float">
            <text:p>-6,395261598115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+3" office:value-type="float" office:value="48" calcext:value-type="float">
            <text:p>48</text:p>
          </table:table-cell>
          <table:table-cell table:formula="of:=[.C44]+0.1" office:value-type="float" office:value="4.4" calcext:value-type="float">
            <text:p>4,4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E45]-28" office:value-type="float" office:value="97" calcext:value-type="float">
            <text:p>97</text:p>
          </table:table-cell>
          <table:table-cell table:formula="of:=[.G44]-0.01" office:value-type="float" office:value="0.81" calcext:value-type="float">
            <text:p>0,81</text:p>
          </table:table-cell>
          <table:table-cell table:formula="of:=LN(([.G45]-0.81)/(6.8-0.81))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6]+3" office:value-type="float" office:value="50" calcext:value-type="float">
            <text:p>50</text:p>
          </table:table-cell>
          <table:table-cell table:formula="of:=[.C45]+0.1"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]+3" office:value-type="float" office:value="52" calcext:value-type="float">
            <text:p>52</text:p>
          </table:table-cell>
          <table:table-cell table:formula="of:=[.C46]+0.1" office:value-type="float" office:value="4.6" calcext:value-type="float">
            <text:p>4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]+3" office:value-type="float" office:value="53" calcext:value-type="float">
            <text:p>53</text:p>
          </table:table-cell>
          <table:table-cell table:formula="of:=[.C47]+0.1" office:value-type="float" office:value="4.7" calcext:value-type="float">
            <text:p>4,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]+3" office:value-type="float" office:value="55" calcext:value-type="float">
            <text:p>55</text:p>
          </table:table-cell>
          <table:table-cell table:formula="of:=[.C48]+0.1"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]+3" office:value-type="float" office:value="56" calcext:value-type="float">
            <text:p>56</text:p>
          </table:table-cell>
          <table:table-cell table:formula="of:=[.C49]+0.1" office:value-type="float" office:value="4.9" calcext:value-type="float">
            <text:p>4,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]+3" office:value-type="float" office:value="58" calcext:value-type="float">
            <text:p>58</text:p>
          </table:table-cell>
          <table:table-cell table:formula="of:=[.C50]+0.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2]+3" office:value-type="float" office:value="59" calcext:value-type="float">
            <text:p>59</text:p>
          </table:table-cell>
          <table:table-cell table:formula="of:=[.C51]+0.1" office:value-type="float" office:value="5.1" calcext:value-type="float">
            <text:p>5,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3]+3" office:value-type="float" office:value="61" calcext:value-type="float">
            <text:p>61</text:p>
          </table:table-cell>
          <table:table-cell table:formula="of:=[.C52]+0.1" office:value-type="float" office:value="5.2" calcext:value-type="float">
            <text:p>5,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]+3" office:value-type="float" office:value="63" calcext:value-type="float">
            <text:p>63</text:p>
          </table:table-cell>
          <table:table-cell table:formula="of:=[.C53]+0.1" office:value-type="float" office:value="5.3" calcext:value-type="float">
            <text:p>5,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]+3" office:value-type="float" office:value="64" calcext:value-type="float">
            <text:p>64</text:p>
          </table:table-cell>
          <table:table-cell table:formula="of:=[.C54]+0.1" office:value-type="float" office:value="5.4" calcext:value-type="float">
            <text:p>5,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6]+3" office:value-type="float" office:value="66" calcext:value-type="float">
            <text:p>66</text:p>
          </table:table-cell>
          <table:table-cell table:formula="of:=[.C55]+0.1"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7]+3" office:value-type="float" office:value="67" calcext:value-type="float">
            <text:p>67</text:p>
          </table:table-cell>
          <table:table-cell table:formula="of:=[.C56]+0.1"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8]+3" office:value-type="float" office:value="69" calcext:value-type="float">
            <text:p>69</text:p>
          </table:table-cell>
          <table:table-cell table:formula="of:=[.C57]+0.1" office:value-type="float" office:value="5.7" calcext:value-type="float">
            <text:p>5,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59]+3" office:value-type="float" office:value="71" calcext:value-type="float">
            <text:p>71</text:p>
          </table:table-cell>
          <table:table-cell table:formula="of:=[.C58]+0.1" office:value-type="float" office:value="5.8" calcext:value-type="float">
            <text:p>5,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0]+3" office:value-type="float" office:value="72" calcext:value-type="float">
            <text:p>72</text:p>
          </table:table-cell>
          <table:table-cell table:formula="of:=[.C59]+0.1" office:value-type="float" office:value="5.9" calcext:value-type="float">
            <text:p>5,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1]+3" office:value-type="float" office:value="75" calcext:value-type="float">
            <text:p>75</text:p>
          </table:table-cell>
          <table:table-cell table:formula="of:=[.C60]+0.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2]+3" office:value-type="float" office:value="76" calcext:value-type="float">
            <text:p>76</text:p>
          </table:table-cell>
          <table:table-cell table:formula="of:=[.C61]+0.1" office:value-type="float" office:value="6.1" calcext:value-type="float">
            <text:p>6,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3]+3" office:value-type="float" office:value="77" calcext:value-type="float">
            <text:p>77</text:p>
          </table:table-cell>
          <table:table-cell table:formula="of:=[.C62]+0.1" office:value-type="float" office:value="6.2" calcext:value-type="float">
            <text:p>6,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64]+3" office:value-type="float" office:value="80" calcext:value-type="float">
            <text:p>80</text:p>
          </table:table-cell>
          <table:table-cell table:formula="of:=[.C63]+0.1" office:value-type="float" office:value="6.29999999999999" calcext:value-type="float">
            <text:p>6,2999999999999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65]+3" office:value-type="float" office:value="81" calcext:value-type="float">
            <text:p>81</text:p>
          </table:table-cell>
          <table:table-cell table:formula="of:=[.C64]+0.1" office:value-type="float" office:value="6.39999999999999" calcext:value-type="float">
            <text:p>6,3999999999999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66]+3" office:value-type="float" office:value="82" calcext:value-type="float">
            <text:p>82</text:p>
          </table:table-cell>
          <table:table-cell table:formula="of:=[.C65]+0.1" office:value-type="float" office:value="6.49999999999999" calcext:value-type="float">
            <text:p>6,4999999999999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67]+3" office:value-type="float" office:value="84" calcext:value-type="float">
            <text:p>84</text:p>
          </table:table-cell>
          <table:table-cell table:formula="of:=[.C66]+0.1" office:value-type="float" office:value="6.59999999999999" calcext:value-type="float">
            <text:p>6,5999999999999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8]+3" office:value-type="float" office:value="86" calcext:value-type="float">
            <text:p>86</text:p>
          </table:table-cell>
          <table:table-cell office:value-type="float" office:value="6.7" calcext:value-type="float">
            <text:p>6,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9]+3" office:value-type="float" office:value="87" calcext:value-type="float">
            <text:p>87</text:p>
          </table:table-cell>
          <table:table-cell office:value-type="float" office:value="6.8" calcext:value-type="float">
            <text:p>6,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0]+3" office:value-type="float" office:value="89" calcext:value-type="float">
            <text:p>89</text:p>
          </table:table-cell>
          <table:table-cell office:value-type="float" office:value="6.9" calcext:value-type="float">
            <text:p>6,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4T03:23:45.017000000</meta:creation-date>
    <dc:date>2025-03-04T03:24:32.945000000</dc:date>
    <meta:editing-duration>PT48S</meta:editing-duration>
    <meta:editing-cycles>1</meta:editing-cycles>
    <meta:document-statistic meta:table-count="1" meta:cell-count="390" meta:object-count="2"/>
    <meta:generator>LibreOffice/7.3.3.2$Windows_X86_64 LibreOffice_project/d1d0ea68f081ee2800a922cac8f79445e460334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plot-area chart:style-name="ch2" chart:data-source-has-labels="both" svg:x="0.319cm" svg:y="0.18cm" svg:width="15.36cm" svg:height="8.645cm">
          <chart:coordinate-region svg:x="0.861cm" svg:y="0.379cm" svg:width="14.631cm" svg:height="8.247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2" chart:label-cell-address="local-table.$C$1" chart:class="chart:scatter">
            <chart:domain table:cell-range-address="local-table.$B$2:.$B$42"/>
            <chart:regression-curve chart:style-name="ch7"/>
            <chart:data-point chart:repeated="41"/>
          </chart:series>
          <chart:series chart:style-name="ch8" chart:values-cell-range-address="local-table.$E$2:.$E$42" chart:label-cell-address="local-table.$E$1" chart:class="chart:scatter">
            <chart:domain table:cell-range-address="local-table.$D$2:.$D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Столбец H</text:p>
              </table:table-cell>
              <table:table-cell office:value-type="string">
                <text:p>Ряд3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-5.70211441755551">
                <text:p>-5.702114417555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168354144638626">
                <text:p>-0.0168354144638626</text:p>
              </table:table-cell>
              <table:table-cell office:value-type="float" office:value="66">
                <text:p>66</text:p>
              </table:table-cell>
              <table:table-cell office:value-type="float" office:value="-6.39526159811547">
                <text:p>-6.39526159811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513811639891186">
                <text:p>-0.051381163989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0.105546027206452">
                <text:p>-0.10554602720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0.182655502363931">
                <text:p>-0.18265550236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0.266211388054904">
                <text:p>-0.26621138805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0.357390678193312">
                <text:p>-0.35739067819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484464954074922">
                <text:p>-0.48446495407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.630070495330605">
                <text:p>-0.6300704953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0.764049816294084">
                <text:p>-0.76404981629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0.877808701650742">
                <text:p>-0.87780870165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.05292734615064">
                <text:p>-1.0529273461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1.15351458305581">
                <text:p>-1.1535145830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-1.32635739589522">
                <text:p>-1.3263573958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1.39131529216999">
                <text:p>-1.3913152921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1.53544919375378">
                <text:p>-1.53544919375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1.70391371588631">
                <text:p>-1.70391371588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-1.80014174798086">
                <text:p>-1.8001417479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1.90662522838331">
                <text:p>-1.906625228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.02581374564843">
                <text:p>-2.02581374564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2.16115509351819">
                <text:p>-2.1611550935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2.31772415420973">
                <text:p>-2.31772415420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-2.50344130000482">
                <text:p>-2.5034413000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-2.7316999519858">
                <text:p>-2.731699951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-3.02796576812897">
                <text:p>-3.0279657681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-3.45082261894901">
                <text:p>-3.4508226189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-3.50488984021929">
                <text:p>-3.5048898402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-3.62267287587567">
                <text:p>-3.6226728758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-3.68721139701324">
                <text:p>-3.6872113970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-3.75620426850019">
                <text:p>-3.756204268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-3.83031224065391">
                <text:p>-3.8303122406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-3.91035494832745">
                <text:p>-3.9103549483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-3.99736632531708">
                <text:p>-3.9973663253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-4.09267650512141">
                <text:p>-4.0926765051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-4.19803702077923">
                <text:p>-4.1980370207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-4.31582005643562">
                <text:p>-4.3158200564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-4.44935144906014">
                <text:p>-4.4493514490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-4.6035021288874">
                <text:p>-4.603502128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-4.78582368568135">
                <text:p>-4.7858236856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-5.00896723699556">
                <text:p>-5.0089672369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-5.29664930944735">
                <text:p>-5.2966493094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1cm" chart:symbol-height="0.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plot-area chart:style-name="ch2" chart:data-source-has-labels="both" svg:x="0.346cm" svg:y="0.151cm" svg:width="15.357cm" svg:height="8.645cm">
          <chart:coordinate-region svg:x="0.782cm" svg:y="0.351cm" svg:width="14.642cm" svg:height="7.798cm"/>
          <chart:axis chart:dimension="x" chart:name="primary-x" chart:style-name="ch3" chartooo:axis-type="auto">
            <chart:categories table:cell-range-address="local-table.$A$2:.$A$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0" chart:label-cell-address="local-table.$C$1" chart:class="chart:scatter">
            <chart:domain table:cell-range-address="local-table.$B$2:.$B$70"/>
            <chart:regression-curve chart:style-name="ch7"/>
            <chart:data-point chart:repeated="51"/>
            <chart:data-point chart:style-name="ch8"/>
            <chart:data-point chart:repeated="1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6.29999999999999">
                <text:p>6.299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6.39999999999999">
                <text:p>6.3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6.49999999999999">
                <text:p>6.4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">
                <text:p>84</text:p>
              </table:table-cell>
              <table:table-cell office:value-type="float" office:value="6.59999999999999">
                <text:p>6.5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